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Regular" svg:font-family="'Manjari Regular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4cm" fo:min-width="0.354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85cm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gr5" style:family="graphic" style:parent-style-name="standard">
      <style:graphic-properties draw:stroke="none" svg:stroke-color="#ff0000" draw:fill="none" draw:fill-color="#ff0000" fo:min-height="2cm"/>
    </style:style>
    <style:style style:name="gr6" style:family="graphic" style:parent-style-name="standard">
      <style:graphic-properties draw:stroke="none" svg:stroke-color="#000000" draw:fill="none" draw:fill-color="#ffffff" fo:min-height="15.077cm"/>
    </style:style>
    <style:style style:name="gr7" style:family="graphic" style:parent-style-name="standard">
      <style:graphic-properties draw:stroke="none" svg:stroke-color="#000000" draw:fill="none" draw:fill-color="#ffffff" fo:min-height="14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24pt" style:font-size-complex="24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4pt" style:font-size-asian="24pt" style:font-size-complex="24pt"/>
    </style:style>
    <style:style style:name="P5" style:family="paragraph">
      <loext:graphic-properties draw:fill="none" draw:fill-color="#ffffff"/>
      <style:text-properties style:font-name="Manjari Regular" fo:font-size="14pt" style:font-size-asian="24pt" style:font-size-complex="24pt"/>
    </style:style>
    <style:style style:name="P6" style:family="paragraph">
      <loext:graphic-properties draw:fill="none" draw:fill-color="#ff0000"/>
      <style:text-properties fo:font-size="14pt" style:font-size-asian="24pt" style:font-size-complex="24pt"/>
    </style:style>
    <style:style style:name="P7" style:family="paragraph">
      <style:paragraph-properties fo:margin-left="0cm" fo:margin-right="0cm" fo:text-align="justify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text-align="justify" fo:text-indent="0cm">
        <style:tab-stops/>
      </style:paragraph-properties>
      <style:text-properties fo:font-size="14pt" style:font-size-asian="24pt" style:font-size-complex="24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  <style:text-properties fo:font-size="14pt" style:font-size-asian="24pt" style:font-size-complex="24pt"/>
    </style:style>
    <style:style style:name="T1" style:family="text">
      <style:text-properties fo:font-size="10pt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style:font-name="Manjari Regular" fo:font-size="14pt" style:font-size-asian="24pt" style:font-size-complex="24pt"/>
    </style:style>
    <style:style style:name="T4" style:family="text">
      <style:text-properties fo:color="#ff0000" fo:font-size="14pt" fo:background-color="transparent" style:font-size-asian="24pt" style:font-size-complex="24pt"/>
    </style:style>
    <style:style style:name="T5" style:family="text">
      <style:text-properties fo:color="#ff0000" fo:font-size="14pt" style:font-size-asian="24pt" style:font-size-complex="24pt"/>
    </style:style>
    <style:style style:name="T6" style:family="text">
      <style:text-properties fo:font-size="1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2">
        <draw:custom-shape draw:style-name="gr1" draw:text-style-name="P1" xml:id="id1" draw:id="id1" draw:layer="layout" svg:width="0.5cm" svg:height="0.5cm" svg:x="4.3cm" svg:y="3.2cm">
          <text:p text:style-name="P1"><text:span text:style-name="T1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cm" svg:height="0.5cm" svg:x="4.3cm" svg:y="5.3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cm" svg:height="0.5cm" svg:x="6.3cm" svg:y="3.2cm">
          <text:p text:style-name="P1"><text:span text:style-name="T1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cm" svg:height="0.5cm" svg:x="6.3cm" svg:y="5.3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cm" svg:height="0.5cm" svg:x="8.2cm" svg:y="3.2cm">
          <text:p text:style-name="P1"><text:span text:style-name="T1">v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cm" svg:height="0.5cm" svg:x="8.2cm" svg:y="5.3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cm" svg:height="0.5cm" svg:x="10.3cm" svg:y="3.2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5cm" svg:height="0.5cm" svg:x="10.3cm" svg:y="5.3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cm" svg:y1="3.45cm" svg:x2="6.3cm" svg:y2="3.45cm" draw:start-shape="id1" draw:start-glue-point="10" draw:end-shape="id2" draw:end-glue-point="6" svg:d="M4800 3450h1500" svg:viewBox="0 0 1501 1">
          <text:p/>
        </draw:connector>
        <draw:connector draw:style-name="gr2" draw:text-style-name="P3" draw:layer="layout" draw:type="line" svg:x1="6.8cm" svg:y1="3.45cm" svg:x2="8.2cm" svg:y2="3.45cm" draw:start-shape="id2" draw:start-glue-point="10" draw:end-shape="id3" draw:end-glue-point="6" svg:d="M6800 3450h1400" svg:viewBox="0 0 1401 1">
          <text:p/>
        </draw:connector>
        <draw:connector draw:style-name="gr2" draw:text-style-name="P3" draw:layer="layout" draw:type="line" svg:x1="8.7cm" svg:y1="3.45cm" svg:x2="10.3cm" svg:y2="3.45cm" draw:start-shape="id3" draw:start-glue-point="10" draw:end-shape="id4" draw:end-glue-point="6" svg:d="M8700 3450h1600" svg:viewBox="0 0 1601 1">
          <text:p/>
        </draw:connector>
        <draw:connector draw:style-name="gr2" draw:text-style-name="P3" draw:layer="layout" draw:type="line" svg:x1="4.8cm" svg:y1="5.55cm" svg:x2="6.3cm" svg:y2="5.55cm" draw:start-shape="id5" draw:start-glue-point="10" draw:end-shape="id6" draw:end-glue-point="6" svg:d="M4800 5550h1500" svg:viewBox="0 0 1501 1">
          <text:p/>
        </draw:connector>
        <draw:connector draw:style-name="gr2" draw:text-style-name="P3" draw:layer="layout" draw:type="line" svg:x1="6.8cm" svg:y1="5.55cm" svg:x2="8.2cm" svg:y2="5.55cm" draw:start-shape="id6" draw:start-glue-point="10" draw:end-shape="id7" draw:end-glue-point="6" svg:d="M6800 5550h1400" svg:viewBox="0 0 1401 1">
          <text:p/>
        </draw:connector>
        <draw:connector draw:style-name="gr2" draw:text-style-name="P3" draw:layer="layout" draw:type="line" svg:x1="8.7cm" svg:y1="5.55cm" svg:x2="10.3cm" svg:y2="5.55cm" draw:start-shape="id7" draw:start-glue-point="10" draw:end-shape="id8" draw:end-glue-point="6" svg:d="M8700 5550h1600" svg:viewBox="0 0 1601 1">
          <text:p/>
        </draw:connector>
        <draw:connector draw:style-name="gr2" draw:text-style-name="P3" draw:layer="layout" draw:type="line" svg:x1="4.55cm" svg:y1="5.3cm" svg:x2="4.55cm" svg:y2="3.7cm" draw:start-shape="id5" draw:start-glue-point="4" draw:end-shape="id1" draw:end-glue-point="8" svg:d="M4550 5300v-1600" svg:viewBox="0 0 1 1601">
          <text:p/>
        </draw:connector>
        <draw:connector draw:style-name="gr2" draw:text-style-name="P3" draw:layer="layout" draw:type="line" svg:x1="6.55cm" svg:y1="5.3cm" svg:x2="6.55cm" svg:y2="3.7cm" draw:start-shape="id6" draw:start-glue-point="4" draw:end-shape="id2" draw:end-glue-point="8" svg:d="M6550 5300v-1600" svg:viewBox="0 0 1 1601">
          <text:p/>
        </draw:connector>
        <draw:connector draw:style-name="gr2" draw:text-style-name="P3" draw:layer="layout" draw:type="line" svg:x1="8.45cm" svg:y1="5.3cm" svg:x2="8.45cm" svg:y2="3.7cm" draw:start-shape="id7" draw:start-glue-point="4" draw:end-shape="id3" draw:end-glue-point="8" svg:d="M8450 5300v-1600" svg:viewBox="0 0 1 1601">
          <text:p/>
        </draw:connector>
        <draw:connector draw:style-name="gr2" draw:text-style-name="P3" draw:layer="layout" draw:type="line" svg:x1="10.55cm" svg:y1="5.3cm" svg:x2="10.55cm" svg:y2="3.7cm" draw:start-shape="id8" draw:start-glue-point="4" draw:end-shape="id4" draw:end-glue-point="8" svg:d="M10550 5300v-1600" svg:viewBox="0 0 1 1601">
          <text:p/>
        </draw:connector>
        <draw:connector draw:style-name="gr2" draw:text-style-name="P3" draw:layer="layout" draw:type="curve" svg:x1="4.55cm" svg:y1="3.2cm" svg:x2="10.55cm" svg:y2="3.2cm" draw:start-shape="id1" draw:start-glue-point="4" draw:end-shape="id4" draw:end-glue-point="4" svg:d="M4550 3200c0-751 6000-751 6000 0" svg:viewBox="0 0 6001 564">
          <text:p/>
        </draw:connector>
        <draw:connector draw:style-name="gr2" draw:text-style-name="P3" draw:layer="layout" draw:type="curve" svg:x1="4.55cm" svg:y1="5.8cm" svg:x2="10.55cm" svg:y2="5.8cm" draw:start-shape="id5" draw:start-glue-point="8" draw:end-shape="id8" draw:end-glue-point="8" svg:d="M4550 5800c0 751 6000 751 6000 0" svg:viewBox="0 0 6001 564">
          <text:p/>
        </draw:connector>
        <draw:frame draw:style-name="gr3" draw:text-style-name="P4" draw:layer="layout" svg:width="7.1cm" svg:height="2.185cm" svg:x="11.8cm" svg:y="3.2cm">
          <draw:text-box>
            <text:p><text:span text:style-name="T2">d(v1,v5) = ?</text:span></text:p>
            <text:p><text:span text:style-name="T2">G possui ciclo hamiltoniano?</text:span></text:p>
            <text:p><text:span text:style-name="T2">G é um grafo atravessável?</text:span></text:p>
            <text:p><text:span text:style-name="T2">G é um grafo euleriano?</text:span></text:p>
          </draw:text-box>
        </draw:frame>
        <draw:frame draw:style-name="gr4" draw:text-style-name="P5" draw:layer="layout" svg:width="6.6cm" svg:height="1.6cm" svg:x="3.5cm" svg:y="8.1cm">
          <draw:text-box>
            <text:p><text:span text:style-name="T3">O que sabemos sobre G:</text:span></text:p>
            <text:p><text:span text:style-name="T3">1 – G é k-regular</text:span></text:p>
          </draw:text-box>
        </draw:frame>
        <draw:frame draw:style-name="gr5" draw:text-style-name="P6" draw:layer="layout" svg:width="12cm" svg:height="2cm" svg:x="4.6cm" svg:y="12.2cm">
          <draw:text-box>
            <text:p><text:span text:style-name="T4">Teorema</text:span><text:span text:style-name="T2">: Um grafo conexo G é euleriano se e somente se todo vértice de G possui grau par.</text:span></text:p>
            <text:p><text:span text:style-name="T2">(Teo 2.1, pag 29, Livro Jayme)</text:span></text:p>
          </draw:text-box>
        </draw:frame>
        <draw:frame draw:style-name="gr6" draw:text-style-name="P8" draw:layer="layout" svg:width="6.5cm" svg:height="15.077cm" svg:x="2.8cm" svg:y="14.8cm">
          <draw:text-box>
            <text:p text:style-name="P7"><text:span text:style-name="T2">Hipótese: G é euleriano</text:span></text:p>
            <text:p text:style-name="P7"><text:span text:style-name="T2">Tese: todo vértice G tem grau par.</text:span></text:p>
            <text:p text:style-name="P7"><text:span text:style-name="T2"/></text:p>
            <text:p text:style-name="P7"><text:span text:style-name="T5">Dem</text:span><text:span text:style-name="T2">. Se G é euleriano então existe uma trilha T = v1, v2, …, vn, v1 que cobre todas arestas de G. Tome v1 e v_i.</text:span></text:p>
            <text:p text:style-name="P7"><text:span text:style-name="T2"/></text:p>
            <text:p text:style-name="P7"><text:span text:style-name="T2">Caso 1: Se v_i != v_1</text:span></text:p>
            <text:p text:style-name="P7"><text:span text:style-name="T2">Em cada ocorrência de v_i em T, </text:span><text:span text:style-name="T6">duas arestas distintas</text:span><text:span text:style-name="T2"> incidem em v_i, logo contribuem com grau 2 para v_i. Como todas as arestas de G estão em T então d(v_i) é par.</text:span></text:p>
            <text:p text:style-name="P7"><text:span text:style-name="T2"/></text:p>
            <text:p text:style-name="P7"><text:span text:style-name="T2">Caso 2: Se v_i = v_1</text:span></text:p>
            <text:p text:style-name="P7"><text:span text:style-name="T2">Como todos os outros vértices de G tem grau par, e sabemos que a quantidade de vértices de grau ímpar é sempre par, concluímos que d(v_i) é par. #</text:span></text:p>
          </draw:text-box>
        </draw:frame>
        <draw:frame draw:style-name="gr7" draw:text-style-name="P10" draw:layer="layout" svg:width="9.5cm" svg:height="14.635cm" svg:x="10.6cm" svg:y="14.5cm">
          <draw:text-box>
            <text:p text:style-name="P9"><text:span text:style-name="T2">Hipótese: Todo vértice de G tem grau par</text:span></text:p>
            <text:p text:style-name="P9"><text:span text:style-name="T2">Tese: G é euleriano.</text:span></text:p>
            <text:p text:style-name="P9"><text:span text:style-name="T2"/></text:p>
            <text:p text:style-name="P9"><text:span text:style-name="T5">Dem</text:span><text:span text:style-name="T2">. Por indução no número de arestas.</text:span></text:p>
            <text:p text:style-name="P9"><text:span text:style-name="T2"/></text:p>
            <text:p text:style-name="P9"><text:span text:style-name="T2">Base: m=0, G é um grafo trivial. Portanto euleriano.</text:span></text:p>
            <text:p text:style-name="P9"><text:span text:style-name="T2">Hip. indução: Como todo vértice em G é par, então G não é árvore, portanto existe pelo menos um ciclo induzido C em G. </text:span></text:p>
            <text:p text:style-name="P9"><text:span text:style-name="T2">Seja H = G\{E(C)}.</text:span></text:p>
            <text:p text:style-name="P9"><text:span text:style-name="T2">H eventualmente pode ser desconexo. </text:span></text:p>
            <text:p text:style-name="P9"><text:span text:style-name="T2">Seja H’ um componente conexo de H.</text:span></text:p>
            <text:p text:style-name="P9"><text:span text:style-name="T2">Observando que todo vértice em H’ tem grau par, então |E(H)| &lt;m e H’ é conexo. </text:span></text:p>
            <text:p text:style-name="P9"><text:span text:style-name="T2">Novamente podemos aplicar a hipótese de indução sobre H’. E agora temos um algoritmo que dá a trilha euleriana:</text:span></text:p>
            <text:p text:style-name="P9"><text:span text:style-name="T2"/></text:p>
            <text:p text:style-name="P9"><text:span text:style-name="T2">1. Inicie em algum vértice u de C;</text:span></text:p>
            <text:p text:style-name="P9"><text:span text:style-name="T2">2. Caminhe em C até encontrar um vértice v de H’;</text:span></text:p>
            <text:p text:style-name="P9"><text:span text:style-name="T2">3. Caminhe pela trilha euleriana de H’ até voltar a v;</text:span></text:p>
            <text:p text:style-name="P9"><text:span text:style-name="T2">4. <text:s/>Repita os passos 2 e 3 até encontrar o vértice inicial u. #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Regular" svg:font-family="'Manjari Regular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color="#3465a4" draw:fill="solid" draw:fill-color="#e8f2a1" draw:shadow="visible" draw:shadow-color="#000000"/>
      <style:paragraph-properties fo:text-align="start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16T17:48:03.208626143</dc:date>
    <meta:editing-duration>PT6H27S</meta:editing-duration>
    <meta:editing-cycles>8</meta:editing-cycles>
    <meta:generator>LibreOffice/6.1.4.2$Linux_X86_64 LibreOffice_project/10$Build-2</meta:generator>
    <meta:document-statistic meta:object-count="25"/>
  </office:meta>
</office:document-meta>
</file>